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Normal">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language="en" fo:country="US" officeooo:paragraph-rsid="000b4bcf"/>
    </style:style>
    <style:style style:name="P5" style:family="paragraph" style:parent-style-name="Standard">
      <style:paragraph-properties fo:text-align="justify" style:justify-single-word="false"/>
      <style:text-properties fo:language="en" fo:country="US" officeooo:paragraph-rsid="000bc9e8"/>
    </style:style>
    <style:style style:name="P6" style:family="paragraph" style:parent-style-name="Text_20_body">
      <style:paragraph-properties fo:text-align="justify" style:justify-single-word="false"/>
      <style:text-properties fo:language="en" fo:country="US" officeooo:paragraph-rsid="000bc9e8"/>
    </style:style>
    <style:style style:name="P7" style:family="paragraph" style:parent-style-name="Text_20_body">
      <style:paragraph-properties fo:text-align="justify" style:justify-single-word="false"/>
      <style:text-properties fo:language="en" fo:country="US" officeooo:paragraph-rsid="000b3895"/>
    </style:style>
    <style:style style:name="P8" style:family="paragraph" style:parent-style-name="Normal">
      <style:paragraph-properties fo:margin-top="0.0693in" fo:margin-bottom="0.0693in"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loext:hyphenation-no-last-word="false" loext:hyphenation-word-char-count="no-limit" loext:hyphenation-zone="no-limit"/>
    </style:style>
    <style:style style:name="P9" style:family="paragraph" style:parent-style-name="Text_20_body">
      <style:paragraph-properties fo:text-align="justify" style:justify-single-word="false"/>
      <style:text-properties officeooo:paragraph-rsid="000b4bcf"/>
    </style:style>
    <style:style style:name="P10" style:family="paragraph" style:parent-style-name="Heading_20_1" style:master-page-name="MP0">
      <style:paragraph-properties fo:text-align="justify" style:justify-single-word="false" style:page-number="auto" fo:break-before="page"/>
      <style:text-properties fo:language="en" fo:country="US"/>
    </style:style>
    <style:style style:name="P11" style:family="paragraph" style:parent-style-name="Heading_20_1">
      <style:paragraph-properties fo:text-align="justify" style:justify-single-word="false"/>
      <style:text-properties fo:language="en" fo:country="US"/>
    </style:style>
    <style:style style:name="P12" style:family="paragraph" style:parent-style-name="Heading_20_1">
      <style:paragraph-properties fo:text-align="justify" style:justify-single-word="false"/>
    </style:style>
    <style:style style:name="P13" style:family="paragraph" style:parent-style-name="Normal" style:list-style-name="L3">
      <style:paragraph-properties fo:margin-top="0.0693in" fo:margin-bottom="0.0693in"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loext:hyphenation-no-last-word="false" loext:hyphenation-word-char-count="no-limit" loext:hyphenation-zone="no-limit"/>
    </style:style>
    <style:style style:name="P14" style:family="paragraph" style:parent-style-name="Normal" style:list-style-name="L3">
      <style:paragraph-properties fo:margin-top="0.0693in" fo:margin-bottom="0.0693in" style:contextual-spacing="false" fo:text-align="justify" style:justify-single-word="false" fo:hyphenation-ladder-count="no-limit" style:vertical-align="auto"/>
      <style:text-properties style:font-name="Times New Roman" fo:language="en" fo:country="US" officeooo:paragraph-rsid="000b4bcf" style:letter-kerning="false" style:font-name-asian="Times New Roman" style:language-asian="en" style:country-asian="US" style:font-name-complex="Times New Roman" style:language-complex="ar" style:country-complex="SA" fo:hyphenate="true" loext:hyphenation-no-caps="false" loext:hyphenation-no-last-word="false" loext:hyphenation-word-char-count="no-limit" loext:hyphenation-zone="no-limit"/>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text-properties officeooo:paragraph-rsid="000bc9e8"/>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2">
      <style:paragraph-properties fo:text-align="justify" style:justify-single-word="false"/>
      <style:text-properties fo:language="en" fo:country="US" officeooo:rsid="000bc9e8" officeooo:paragraph-rsid="000bc9e8"/>
    </style:style>
    <style:style style:name="T1" style:family="text">
      <style:text-properties fo:language="en" fo:country="US"/>
    </style:style>
    <style:style style:name="T2" style:family="text">
      <style:text-properties fo:language="en" fo:country="US" officeooo:rsid="000b4bcf"/>
    </style:style>
    <style:style style:name="T3" style:family="text">
      <style:text-properties officeooo:rsid="000b3895"/>
    </style:style>
    <style:style style:name="T4" style:family="text">
      <style:text-properties officeooo:rsid="000b4bcf"/>
    </style:style>
    <style:style style:name="T5" style:family="text">
      <style:text-properties officeooo:rsid="000c6dd4"/>
    </style:style>
    <style:style style:name="T6" style:family="text">
      <style:text-properties officeooo:rsid="000d242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CU2, Choose Boat</text:h>
      <text:p text:style-name="P1">The lifelines involved in this sequence diagram are:</text:p>
      <text:list text:style-name="L1">
        <text:list-item>
          <text:p text:style-name="P15">User</text:p>
        </text:list-item>
        <text:list-item>
          <text:p text:style-name="P15">Main Menu</text:p>
        </text:list-item>
        <text:list-item>
          <text:p text:style-name="P15">BoatDisplay Menu</text:p>
        </text:list-item>
        <text:list-item>
          <text:p text:style-name="P15">Boat</text:p>
        </text:list-item>
        <text:list-item>
          <text:p text:style-name="P15">Player</text:p>
        </text:list-item>
      </text:list>
      <text:p text:style-name="P4">In Use Case <text:span text:style-name="T4">2</text:span> (CU<text:span text:style-name="T4">2</text:span>), “Choose Boat”, depicts the interactions between various objects when a user selects a boat. The process starts with the user clicking the "Choose Boat" button on the main menu. The main menu responds by creating and displaying the BoatDisplay Menu, which then initiates the loading of boats by calling the Boat object. The Boat object loads the boats <text:span text:style-name="T6">assets</text:span>,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2"/>
      <text:h text:style-name="P11" text:outline-level="1">CU3, Settings</text:h>
      <text:p text:style-name="P6">The lifelines involved in this sequence diagram are:</text:p>
      <text:p text:style-name="P5"/>
      <text:list xml:id="list2026019242" text:style-name="L2">
        <text:list-item>
          <text:p text:style-name="P16">User</text:p>
        </text:list-item>
        <text:list-item>
          <text:p text:style-name="P16">Main Menu</text:p>
        </text:list-item>
        <text:list-item>
          <text:p text:style-name="P18">Settings Menu</text:p>
        </text:list-item>
      </text:list>
      <text:p text:style-name="P2">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The system temporarily applies the changes and prompts the user to confirm whether to apply the changes. If the user confirms (persist == true), the settings are applied, and the user is returned to the main menu with the new settings in effect. Alternatively, if the user chooses not to persist with the changes (persist == false), the changes are undone, and the user returns to the main menu with the original settings intact.</text:p>
      <text:p text:style-name="P2"/>
      <text:h text:style-name="P12" text:outline-level="1">CU4, Credits</text:h>
      <text:p text:style-name="P6">The lifelines involved in this sequence diagram are:</text:p>
      <text:list text:continue-numbering="true" text:style-name="L2">
        <text:list-item>
          <text:p text:style-name="P17">User</text:p>
        </text:list-item>
        <text:list-item>
          <text:p text:style-name="P17">Main Menu</text:p>
        </text:list-item>
        <text:list-item>
          <text:p text:style-name="P17">VideoPlayer</text:p>
        </text:list-item>
      </text:list>
      <text:p text:style-name="P1"><text:soft-page-break/>In Use Case 4 (CU4), “Credits”, the sequence begins with the user ineracting with the main menu to see the credits. Upon clicking the “credits” button, the main menu sends a message to the VideoPlayer to play the credits video, which then takes over the screen to play the credits video. The video plays until it ends or the user interrupts the video by pressing the escape key in which case the system breaks out of the loop. At the end, the video player notifies the main menu that the video has ended and so the main menu is displayed to the user.</text:p>
      <text:p text:style-name="P1"/>
      <text:h text:style-name="P11" text:outline-level="1">CU5, Play level</text:h>
      <text:p text:style-name="P6">The lifelines involved in this sequence diagram are:</text:p>
      <text:list xml:id="list1469965745" text:style-name="L3">
        <text:list-item>
          <text:p text:style-name="P13">Player</text:p>
        </text:list-item>
        <text:list-item>
          <text:p text:style-name="P13">Game</text:p>
        </text:list-item>
        <text:list-item>
          <text:p text:style-name="P13">Main Menu</text:p>
        </text:list-item>
        <text:list-item>
          <text:p text:style-name="P13">Boat</text:p>
        </text:list-item>
        <text:list-item>
          <text:p text:style-name="P13">Pause Menu</text:p>
        </text:list-item>
        <text:list-item>
          <text:p text:style-name="P13">Minigame Menu</text:p>
        </text:list-item>
        <text:list-item>
          <text:p text:style-name="P13">Minigame</text:p>
        </text:list-item>
        <text:list-item>
          <text:p text:style-name="P13">Leve<text:span text:style-name="T4">l</text:span></text:p>
        </text:list-item>
        <text:list-item>
          <text:p text:style-name="P14">Obstacle</text:p>
        </text:list-item>
        <text:list-item>
          <text:p text:style-name="P14">PowerUp</text:p>
        </text:list-item>
      </text:list>
      <text:p text:style-name="P7">In Use Case 5 (CU5), "Play level" shows the <text:span text:style-name="T3">diferrent </text:span>interaction between the player and various components <text:span text:style-name="T3">during</text:span> <text:span text:style-name="T3">the race</text:span>. Initially, the player hits the play level button, prompting the game to load the level, which includes creating the <text:span text:style-name="T3">assets (</text:span>player, obstacles, and power-ups<text:span text:style-name="T3">)</text:span>. </text:p>
      <text:p text:style-name="P7">Once the level is loaded, <text:span text:style-name="T3">in every iteration we check if the player </text:span><text:span text:style-name="T5">press a movement key </text:span><text:span text:style-name="T3">(</text:span>left or right<text:span text:style-name="T3">) </text:span><text:span text:style-name="T5">or does not (move forward),</text:span> and the game updates the boat's position accordingly. If the player presses the escape button (“<text:span text:style-name="T4">Esc</text:span>”), the pause menu is loaded and displayed, allowing the player to either resume the game or return to the main menu. Selecting the resume button returns the player to the level, while selecting the main menu button sends them back to the main menu screen.</text:p>
      <text:p text:style-name="P3">Throughout the gameplay, the player interacts with obstacles and power-ups. If the player's boat collides with an obstacle, the game updates the boat's position due to the collision, destroys <text:span text:style-name="T4">the object</text:span>, and reduces the boat's HP <text:span text:style-name="T5">only if the Invencibility Powerup is not active (disable)</text:span>. If the boat's HP reaches zero, a minigame is triggered, which is created and displayed on the minigame screen. </text:p>
      <text:p text:style-name="P3"/>
      <text:p text:style-name="P3">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 The player must successfully complete the <text:soft-page-break/>minigame to restore the boat's HP and return to the level on the same position of death. In the case they fail, it results in a game over, returning them to the main menu.</text:p>
      <text:p text:style-name="P3"/>
      <text:p text:style-name="P1">Additionally, the player can interact with power-ups scattered randomly throughout the level. When the boat hits a power-up, its effect is applied to the boat enhancing gameplay. If the player manages to avoid obstacles and effectively use power-ups, they eventually reach the goal, triggering a congratulations or winner message.</text:p>
      <text:p text:style-name="P8"/>
      <text:h text:style-name="P11" text:outline-level="1">CU8, Simon Says Minigame</text:h>
      <text:p text:style-name="P6">The lifelines involved in this sequence diagram are:</text:p>
      <text:list text:continue-numbering="true" text:style-name="L3">
        <text:list-item>
          <text:p text:style-name="P13">Player</text:p>
        </text:list-item>
        <text:list-item>
          <text:p text:style-name="P13">Minigame</text:p>
        </text:list-item>
        <text:list-item>
          <text:p text:style-name="P13">Minigame Screen</text:p>
        </text:list-item>
      </text:list>
      <text:p text:style-name="P9"><text:span text:style-name="Fuente_20_de_20_párrafo_20_predeter."><text:span text:style-name="T1">In Use Case 8 (CU8), "Simon says minigame," the sequence diagram illustrates the interaction between the player and the minigame system when the player's boat HP is reduced to 0. The purpose of the diagram is to outline the flow of events during a "Simon Says" minigame, which the player must complete to regain HP <text:s/>and continue in the game. It details the initialization of the minigame, the process of displaying commands, the player's responses to such commands, and the conditions for success </text:span></text:span><text:span text:style-name="Fuente_20_de_20_párrafo_20_predeter."><text:span text:style-name="T2">(3 corrects attempts) </text:span></text:span><text:span text:style-name="Fuente_20_de_20_párrafo_20_predeter."><text:span text:style-name="T1">or failure scenarios </text:span></text:span><text:span text:style-name="Fuente_20_de_20_párrafo_20_predeter."><text:span text:style-name="T2">(failing 3 times the commands sequence)</text:span></text:span><text:span text:style-name="Fuente_20_de_20_párrafo_20_predeter."><text:span text:style-name="T1">, determining the course of events the player will experience during gameplay.</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size-asian="18pt" style:font-weight-asian="bold" style:font-size-complex="18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meta:creation-date>2024-05-16T16:10:00Z</meta:creation-date>
    <dc:date>2024-06-03T16:43:14.191136301</dc:date>
    <meta:editing-cycles>8</meta:editing-cycles>
    <meta:editing-duration>PT2H4M15S</meta:editing-duration>
    <meta:document-statistic meta:table-count="0" meta:image-count="0" meta:object-count="0" meta:page-count="3" meta:paragraph-count="43" meta:word-count="932" meta:character-count="5396" meta:non-whitespace-character-count="4528"/>
    <meta:template xlink:type="simple" xlink:actuate="onRequest" xlink:title="" xlink:href="../DescriptionsSequenceDiagrams_V2.odt/Normal.dotm"/>
  </office:meta>
</office:document-meta>
</file>